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1.15cm" fo:min-width="9.4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5.05cm" fo:min-width="8.8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0.65cm" fo:min-width="9.7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1" style:family="graphic" style:parent-style-name="standard">
      <style:graphic-properties draw:textarea-horizontal-align="justify" draw:textarea-vertical-align="top" draw:auto-grow-height="false" fo:min-height="0.4cm" fo:min-width="1.26cm" fo:wrap-option="no-wrap"/>
    </style:style>
    <style:style style:name="gr1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3" style:family="graphic" style:parent-style-name="standard">
      <style:graphic-properties draw:textarea-horizontal-align="justify" draw:textarea-vertical-align="top" draw:auto-grow-height="false" fo:min-height="0.676cm" fo:min-width="1.908cm" fo:wrap-option="no-wrap"/>
    </style:style>
    <style:style style:name="gr14" style:family="graphic" style:parent-style-name="standard">
      <style:graphic-properties draw:textarea-horizontal-align="justify" draw:textarea-vertical-align="top" draw:auto-grow-height="false" fo:min-height="0.676cm" fo:min-width="1.63cm" fo:wrap-option="no-wrap"/>
    </style:style>
    <style:style style:name="gr15" style:family="graphic" style:parent-style-name="standard">
      <style:graphic-properties draw:textarea-horizontal-align="justify" draw:textarea-vertical-align="top" draw:auto-grow-height="false" fo:min-height="1.88cm" fo:min-width="5.426cm" fo:wrap-option="no-wrap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2.239cm" fo:min-width="9.4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2.05cm" fo:min-width="10.5cm"/>
    </style:style>
    <style:style style:name="gr18" style:family="graphic" style:parent-style-name="standard">
      <style:graphic-properties draw:fill-color="#ffffd7" draw:textarea-horizontal-align="justify" draw:textarea-vertical-align="top" draw:auto-grow-height="false" fo:min-height="2.538cm" fo:min-width="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5" style:family="paragraph">
      <style:paragraph-properties fo:text-align="start"/>
    </style:style>
    <style:style style:name="P6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5.5pt" style:font-size-asian="5.5pt" style:font-size-complex="5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1.7cm" svg:x="8.1cm" svg:y="1cm">
          <text:p text:style-name="P1"><text:span text:style-name="T1">Decrement</text:span><text:span text:style-name="T2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cm" svg:height="1.4cm" draw:transform="skewX (-0.00209439510239319) rotate (-0.00209439510239331) translate (4.7cm 13.3cm)">
          <text:p text:style-name="P3"><text:span text:style-name="T3">func </text:span><text:span text:style-name="T4">(c *Client) withKeyRw(key string, fn </text:span><text:span text:style-name="T3">func</text:span><text:span text:style-name="T4">(*bufio.ReadWriter) error) error {</text:span><text:span text:style-name="T4"><text:line-break/></text:span><text:span text:style-name="T4"> <text:s text:c="3"/></text:span><text:span text:style-name="T3">return </text:span><text:span text:style-name="T4">c.withKeyAddr(key, </text:span><text:span text:style-name="T3">func</text:span><text:span text:style-name="T4">(addr net.Addr) error {</text:span></text:p>
          <text:p text:style-name="P3"><text:span text:style-name="T5"><text:s text:c="8"/></text:span><text:span text:style-name="T3">return </text:span><text:span text:style-name="T6">c.withAddrRw(addr, fn)</text:span><text:span text:style-name="T6"><text:line-break/></text:span><text:span text:style-name="T6"> <text:s text:c="3"/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3cm" svg:height="5.3cm" svg:x="5.1cm" svg:y="6.5cm">
          <text:p text:style-name="P3"><text:span text:style-name="T3">func </text:span><text:span text:style-name="T4">(c *Client) incrDecr(verb, key string, delta </text:span><text:span text:style-name="T4">uint64) (uint64, error) {</text:span><text:span text:style-name="T4"><text:line-break/></text:span><text:span text:style-name="T4"> <text:s text:c="3"/></text:span><text:span text:style-name="T3">var </text:span><text:span text:style-name="T6">val uint64</text:span><text:span text:style-name="T6"><text:line-break/></text:span><text:span text:style-name="T4"> <text:s text:c="3"/>err := c.withKeyRw(key, </text:span><text:span text:style-name="T3">func</text:span><text:span text:style-name="T6">(rw </text:span><text:span text:style-name="T6">*bufio.ReadWriter) error {</text:span><text:span text:style-name="T6"><text:line-break/></text:span><text:span text:style-name="T6"> <text:s text:c="3"/></text:span><text:span text:style-name="T4"><text:s text:c="4"/>line, err := writeReadLine(rw, </text:span><text:span text:style-name="T7">"%s %s %d\r\</text:span><text:span text:style-name="T7">n"</text:span><text:span text:style-name="T6">, verb, key, delta)</text:span><text:span text:style-name="T6"><text:line-break/></text:span><text:span text:style-name="T6"> <text:s text:c="3"/></text:span><text:span text:style-name="T4"><text:s text:c="4"/></text:span><text:span text:style-name="T3">if </text:span><text:span text:style-name="T6">err != nil {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3"/></text:span><text:span text:style-name="T4"><text:s text:c="4"/></text:span><text:span text:style-name="T3">switch </text:span><text:span text:style-name="T6">{</text:span><text:span text:style-name="T6"><text:line-break/></text:span><text:span text:style-name="T6"> <text:s text:c="3"/></text:span><text:span text:style-name="T4"><text:s text:c="4"/></text:span><text:span text:style-name="T3">case </text:span><text:span text:style-name="T6">bytes.Equal(line, resultNotFound):</text:span><text:span text:style-name="T6"><text:line-break/></text:span><text:span text:style-name="T6"> <text:s text:c="11"/></text:span><text:span text:style-name="T3">return </text:span><text:span text:style-name="T6">ErrCacheMiss</text:span><text:span text:style-name="T6"><text:line-break/></text:span><text:span text:style-name="T6"> <text:s text:c="3"/></text:span><text:span text:style-name="T4"><text:s text:c="4"/></text:span><text:span text:style-name="T3">case </text:span><text:span text:style-name="T6">bytes.HasPrefix(line, </text:span><text:span text:style-name="T6">resultClientErrorPrefix):</text:span><text:span text:style-name="T6"><text:line-break/></text:span><text:span text:style-name="T6"> <text:s text:c="11"/>errMsg := </text:span><text:span text:style-name="T6">line[len(resultClientErrorPrefix) : len(line)-</text:span><text:span text:style-name="T8">2</text:span><text:span text:style-name="T6">]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4">errors.New(</text:span><text:span text:style-name="T7">"memcache: client </text:span><text:span text:style-name="T7">error: " </text:span><text:span text:style-name="T6">+ string(errMsg))</text:span><text:span text:style-name="T6"><text:line-break/></text:span><text:span text:style-name="T6"> <text:s text:c="7"/>}</text:span><text:span text:style-name="T6"><text:line-break/></text:span><text:span text:style-name="T6"> <text:s text:c="7"/>val, err = </text:span><text:span text:style-name="T6">strconv.ParseUint(string(line[:len(line)-</text:span><text:span text:style-name="T8">2</text:span><text:span text:style-name="T6">]), </text:span><text:span text:style-name="T8">10</text:span><text:span text:style-name="T6">, </text:span><text:span text:style-name="T8">64</text:span><text:span text:style-name="T6">)</text:span><text:span text:style-name="T6"><text:line-break/></text:span><text:span text:style-name="T6"> <text:s text:c="3"/></text:span><text:span text:style-name="T4"><text:s text:c="4"/></text:span><text:span text:style-name="T3">if </text:span><text:span text:style-name="T6">err != nil {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</text:span><text:span text:style-name="T6"><text:line-break/></text:span><text:span text:style-name="T6"> <text:s text:c="3"/>})</text:span><text:span text:style-name="T6"><text:line-break/></text:span><text:span text:style-name="T4"> <text:s text:c="3"/></text:span><text:span text:style-name="T3">return </text:span><text:span text:style-name="T6">val, err</text:span><text:span text:style-name="T6"><text:line-break/></text:span><text:span text:style-name="T6">}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2cm" svg:height="0.9cm" svg:x="5.3cm" svg:y="3.8cm">
          <text:p text:style-name="P3"><text:span text:style-name="T3">func </text:span><text:span text:style-name="T4">(c *Client) </text:span><text:span text:style-name="T4">Decrement(key </text:span><text:span text:style-name="T4">string, delta </text:span><text:span text:style-name="T4">uint64) (newValue </text:span><text:span text:style-name="T4">uint64, err error) </text:span><text:span text:style-name="T4">{</text:span><text:span text:style-name="T4"><text:line-break/></text:span><text:span text:style-name="T4"> <text:s text:c="3"/></text:span><text:span text:style-name="T3">return </text:span><text:span text:style-name="T4">c.incrDecr(</text:span><text:span text:style-name="T7">"decr"</text:span><text:span text:style-name="T6">, </text:span><text:span text:style-name="T6">key, delta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.8cm" svg:x="-14.4cm" svg:y="9.3cm">
          <text:p text:style-name="P5"><text:span text:style-name="T9">func (ss *ServerList) PickServer(key string) (net.Addr, error) {</text:span></text:p>
          <text:p text:style-name="P5"><text:span text:style-name="T9"><text:s text:c="8"/></text:span><text:span text:style-name="T9">ss.mu.RLock()</text:span></text:p>
          <text:p text:style-name="P5"><text:span text:style-name="T9"><text:s text:c="8"/></text:span><text:span text:style-name="T9">defer ss.mu.RUnlock()</text:span></text:p>
          <text:p text:style-name="P5"><text:span text:style-name="T9"><text:s text:c="8"/></text:span><text:span text:style-name="T9">if len(ss.addrs) == 0 {</text:span></text:p>
          <text:p text:style-name="P5"><text:span text:style-name="T10"><text:s text:c="8"/></text:span><text:span text:style-name="T9"><text:s text:c="8"/></text:span><text:span text:style-name="T9">return nil, ErrNoServers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if len(ss.addrs) == 1 {</text:span></text:p>
          <text:p text:style-name="P5"><text:span text:style-name="T10"><text:s text:c="8"/></text:span><text:span text:style-name="T9"><text:s text:c="8"/></text:span><text:span text:style-name="T9">return ss.addrs[0], nil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// </text:span><text:span text:style-name="T9">这种写法是为了节省空间，以免重复分配内存空间</text:span></text:p>
          <text:p text:style-name="P5"><text:span text:style-name="T9"><text:s text:c="8"/></text:span><text:span text:style-name="T9">bufp := keyBufPool.Get().(*[]byte)</text:span><text:span text:style-name="T9"><text:tab/></text:span></text:p>
          <text:p text:style-name="P5"><text:span text:style-name="T9"><text:s text:c="8"/></text:span><text:span text:style-name="T9">// </text:span><text:span text:style-name="T9">从临时对象池中获取</text:span><text:span text:style-name="T9">256</text:span><text:span text:style-name="T9">字节空间</text:span></text:p>
          <text:p text:style-name="P5"><text:span text:style-name="T9"><text:s text:c="8"/></text:span><text:span text:style-name="T9">n := copy(*bufp, key)</text:span><text:span text:style-name="T9"><text:tab/></text:span><text:span text:style-name="T9">// </text:span><text:span text:style-name="T9">将</text:span><text:span text:style-name="T9">key</text:span><text:span text:style-name="T9">值复制到这个空间中</text:span></text:p>
          <text:p text:style-name="P5"><text:span text:style-name="T9"><text:s text:c="8"/></text:span><text:span text:style-name="T9">cs := crc32.ChecksumIEEE((*bufp)[:n])</text:span></text:p>
          <text:p text:style-name="P5"><text:span text:style-name="T10"><text:s text:c="8"/></text:span><text:span text:style-name="T9">keyBufPool.Put(bufp)</text:span></text:p>
          <text:p text:style-name="P5"><text:span text:style-name="T10"><text:s text:c="8"/></text:span><text:span text:style-name="T9">keyBufPool.Put(bufp)// </text:span><text:span text:style-name="T9">将这个内存空间放回到临时对象池中</text:span></text:p>
          <text:p text:style-name="P5"><text:span text:style-name="T9"><text:s text:c="8"/></text:span><text:span text:style-name="T9">// </text:span><text:span text:style-name="T9">获取一个服务器地址</text:span></text:p>
          <text:p text:style-name="P5"><text:span text:style-name="T10"><text:s text:c="8"/></text:span><text:span text:style-name="T9">return ss.addrs[cs%uint32(len(ss.addrs))], nil</text:span></text:p>
          <text:p text:style-name="P5"><text:span text:style-name="T9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8cm" svg:y1="2.7cm" svg:x2="9.8cm" svg:y2="3.8cm">
          <text:p/>
        </draw:line>
        <draw:line draw:style-name="gr6" draw:text-style-name="P7" draw:layer="layout" svg:x1="9.8cm" svg:y1="4.6cm" svg:x2="9.8cm" svg:y2="6.6cm">
          <text:p/>
        </draw:line>
        <draw:custom-shape draw:style-name="gr7" draw:text-style-name="P4" draw:layer="layout" svg:width="9.2cm" svg:height="5cm" svg:x="-4cm" svg:y="19.7cm">
          <text:p text:style-name="P3"><text:span text:style-name="T3">func </text:span><text:span text:style-name="T6">(c *Client) getConn(addr net.Addr) (*conn, error) {</text:span><text:span text:style-name="T6"><text:line-break/></text:span><text:span text:style-name="T11"> <text:s text:c="3"/></text:span><text:span text:style-name="T12">// </text:span><text:span text:style-name="T11">获取一个空闲连接，如果不存在空闲连接，则新建一个连接</text:span><text:span text:style-name="T11"><text:line-break/></text:span><text:span text:style-name="T11"> <text:s text:c="3"/></text:span><text:span text:style-name="T6">cn, ok := c.getFreeConn(addr)</text:span><text:span text:style-name="T6"><text:line-break/></text:span><text:span text:style-name="T13"> <text:s text:c="3"/></text:span><text:span text:style-name="T3">if </text:span><text:span text:style-name="T6">ok {</text:span><text:span text:style-name="T6"><text:line-break/></text:span><text:span text:style-name="T11"> <text:s text:c="7"/></text:span><text:span text:style-name="T6">cn.extendDeadline()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cn, nil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nc, err := c.dial(addr)</text:span><text:span text:style-name="T6"><text:line-break/></text:span><text:span text:style-name="T13"> <text:s text:c="3"/></text:span><text:span text:style-name="T3">if </text:span><text:span text:style-name="T6">err != nil {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nil, err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cn = &amp;conn{</text:span><text:span text:style-name="T6"><text:line-break/></text:span><text:span text:style-name="T11"> <text:s text:c="7"/></text:span><text:span text:style-name="T6">nc: <text:s text:c="2"/>nc,</text:span><text:span text:style-name="T6"><text:line-break/></text:span><text:span text:style-name="T11"> <text:s text:c="7"/></text:span><text:span text:style-name="T6">addr: addr,</text:span><text:span text:style-name="T6"><text:line-break/></text:span><text:span text:style-name="T11"> <text:s text:c="7"/></text:span><text:span text:style-name="T6">rw: <text:s text:c="2"/>bufio.NewReadWriter(bufio.NewReader(nc), bufio.NewWriter(nc)),</text:span><text:span text:style-name="T6"><text:line-break/></text:span><text:span text:style-name="T11"> <text:s text:c="7"/></text:span><text:span text:style-name="T6">c: <text:s text:c="3"/>c,</text:span><text:span text:style-name="T6"><text:line-break/></text:span><text:span text:style-name="T11"> <text:s text:c="3"/></text:span><text:span text:style-name="T6">}</text:span><text:span text:style-name="T6"><text:line-break/></text:span><text:span text:style-name="T13"> <text:s text:c="3"/></text:span><text:span text:style-name="T4">cn.extendDeadline()</text:span></text:p>
          <text:p text:style-name="P3"><text:span text:style-name="T14"><text:s text:c="4"/></text:span><text:span text:style-name="T3">return </text:span><text:span text:style-name="T6">cn, nil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cm" svg:height="3.4cm" svg:x="-8.7cm" svg:y="15cm">
          <text:p text:style-name="P3"><text:span text:style-name="T3">func </text:span><text:span text:style-name="T6">(c *Client) getFreeConn(addr net.Addr) (cn *conn, ok bool) {</text:span><text:span text:style-name="T6"><text:line-break/></text:span><text:span text:style-name="T6"> <text:s text:c="3"/>c.lk.Lock()</text:span><text:span text:style-name="T6"><text:line-break/></text:span><text:span text:style-name="T6"> <text:s text:c="3"/></text:span><text:span text:style-name="T3">defer </text:span><text:span text:style-name="T6">c.lk.Unlock()</text:span><text:span text:style-name="T6"><text:line-break/></text:span><text:span text:style-name="T6"> <text:s text:c="3"/></text:span><text:span text:style-name="T3">if </text:span><text:span text:style-name="T6">c.freeconn == nil 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freelist, ok := c.freeconn[addr.String()]</text:span><text:span text:style-name="T6"><text:line-break/></text:span><text:span text:style-name="T6"> <text:s text:c="3"/></text:span><text:span text:style-name="T3">if </text:span><text:span text:style-name="T6">!ok || len(freelist) == </text:span><text:span text:style-name="T8">0 </text:span><text:span text:style-name="T6">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cn = freelist[len(freelist)-</text:span><text:span text:style-name="T8">1</text:span><text:span text:style-name="T6">]</text:span><text:span text:style-name="T6"><text:line-break/></text:span><text:span text:style-name="T6"> <text:s text:c="3"/>c.freeconn[addr.String()] = freelist[:len(freelist)-</text:span><text:span text:style-name="T8">1</text:span><text:span text:style-name="T6">]</text:span><text:span text:style-name="T6"><text:line-break/></text:span><text:span text:style-name="T6"> <text:s text:c="3"/></text:span><text:span text:style-name="T3">return </text:span><text:span text:style-name="T6">cn, </text:span><text:span text:style-name="T15">true</text:span><text:span text:style-name="T15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7cm" svg:height="0.8cm" svg:x="7.1cm" svg:y="23.5cm">
          <text:p text:style-name="P3"><text:span text:style-name="T16">func </text:span><text:span text:style-name="T17">(cn *conn) extendDeadline() {</text:span><text:span text:style-name="T17"><text:line-break/></text:span><text:span text:style-name="T17"><text:tab/></text:span><text:span text:style-name="T17">cn.nc.SetDeadline(time.Now().Add(cn.c.netTimeout()))</text:span><text:span text:style-name="T11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8cm" svg:x="7.4cm" svg:y="20.3cm">
          <text:p text:style-name="P3"><text:span text:style-name="T3">func </text:span><text:span text:style-name="T6">(cn *conn) condRelease(err *error) {</text:span><text:span text:style-name="T6"><text:line-break/></text:span><text:span text:style-name="T4"> <text:s text:c="3"/></text:span><text:span text:style-name="T3">if </text:span><text:span text:style-name="T6">*err == nil || resumableError(*err) {</text:span><text:span text:style-name="T6"><text:line-break/></text:span><text:span text:style-name="T6"> <text:s text:c="7"/>cn.release()</text:span><text:span text:style-name="T6"><text:line-break/></text:span><text:span text:style-name="T4"> <text:s text:c="3"/>} </text:span><text:span text:style-name="T3">else </text:span><text:span text:style-name="T6">{</text:span><text:span text:style-name="T6"><text:line-break/></text:span><text:span text:style-name="T6"> <text:s text:c="7"/>cn.nc.Close()</text:span><text:span text:style-name="T6"><text:line-break/></text:span><text:span text:style-name="T6"> <text:s text:c="3"/>}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cm" svg:height="0.7cm" svg:x="10cm" svg:y="19cm">
          <text:p text:style-name="P5"><text:span text:style-name="T9">回收连接资源</text:span></text:p>
          <draw:enhanced-geometry svg:viewBox="0 0 21600 21600" draw:mirror-horizontal="false" draw:mirror-vertical="false" draw:text-areas="800 800 20800 20800" draw:type="round-rectangular-callout" draw:modifiers="2420.19989479221 42306.4194008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1.3cm" svg:height="1cm" svg:x="7.8cm" svg:y="15cm">
          <text:p text:style-name="P1"><text:span text:style-name="T1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draw:transform="rotate (0.116238928182822) translate (2.5cm 23.707cm)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0.8cm" svg:y="20.7cm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8.8cm" svg:y="18.7cm">
          <text:p text:style-name="P1"><text:span text:style-name="T1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6.9cm" svg:y="11.9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13.1cm" svg:y="5.5cm">
          <text:p text:style-name="P1"><text:span text:style-name="T18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9.5cm" svg:y="5cm">
          <text:p text:style-name="P1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9.5cm" svg:y="2.7cm">
          <text:p text:style-name="P1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6cm" svg:height="1cm" svg:x="-8.1cm" svg:y="9.3cm">
          <text:p text:style-name="P5"><text:span text:style-name="T9">获取到一个</text:span><text:span text:style-name="T9">memcached</text:span></text:p>
          <text:p text:style-name="P5"><text:span text:style-name="T9">服务器地址信息</text:span></text:p>
          <draw:enhanced-geometry svg:viewBox="0 0 21600 21600" draw:text-areas="800 800 20800 20800" draw:type="round-rectangular-callout" draw:modifiers="149.480968858132 34439.1608391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3cm" svg:height="1cm" svg:x="-0.5cm" svg:y="17cm">
          <text:p text:style-name="P5"><text:span text:style-name="T9">连接到</text:span><text:span text:style-name="T9">memcached</text:span></text:p>
          <text:p text:style-name="P5"><text:span text:style-name="T9">服务器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6.4cm" svg:height="2.3cm" svg:x="11.3cm" svg:y="-2.9cm">
          <text:p text:style-name="P5"><text:span text:style-name="T9">用法：</text:span><text:span text:style-name="T19"><text:line-break/></text:span><text:span text:style-name="T4">mc := memcache.New(</text:span><text:span text:style-name="T7">"127.0.0.1:11211"</text:span><text:span text:style-name="T4">)</text:span><text:span text:style-name="T4"><text:line-break/></text:span><text:span text:style-name="T4">newVal, err := mc.Decrement(</text:span><text:span text:style-name="T7">"test"</text:span><text:span text:style-name="T6">, </text:span><text:span text:style-name="T8">2</text:span><text:span text:style-name="T6">)</text:span><text:span text:style-name="T6"><text:line-break/></text:span><text:span text:style-name="T6">fmt.Println(newVal, err)</text:span></text:p>
          <text:p text:style-name="P5"><text:span text:style-name="T6"/></text:p>
          <text:p text:style-name="P5"><text:span text:style-name="T6">作用：将原来键的值减去指定数，可分为以下两种情况：</text:span></text:p>
          <text:p text:style-name="P5"><text:span text:style-name="T6">1</text:span><text:span text:style-name="T6">、如果原来的是一个数字，则减去指定数，返回修改后的值和</text:span><text:span text:style-name="T6">nil</text:span></text:p>
          <text:p text:style-name="P5"><text:span text:style-name="T6">2</text:span><text:span text:style-name="T6">、如果原来的不是一个数，则返回</text:span><text:span text:style-name="T6">0</text:span><text:span text:style-name="T6">和报错信息</text:span></text:p>
          <draw:enhanced-geometry svg:viewBox="0 0 21600 21600" draw:text-areas="800 800 20800 20800" draw:type="round-rectangular-callout" draw:modifiers="1127.07389470395 36844.850065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9.9cm" svg:height="2.489cm" draw:transform="skewX (-0.0020943951023932) rotate (-0.00209439510239331) translate (-6.5cm 11.3cm)">
          <text:p text:style-name="P3"><text:span text:style-name="T3">func </text:span><text:span text:style-name="T4">(c *Client) withKeyAddr(key string, fn </text:span><text:span text:style-name="T3">func</text:span><text:span text:style-name="T6">(net.Addr) error) (err error) {</text:span><text:span text:style-name="T6"><text:line-break/></text:span><text:span text:style-name="T4"> <text:s text:c="3"/></text:span><text:span text:style-name="T3">if </text:span><text:span text:style-name="T6">!legalKey(key)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MalformedKey</text:span><text:span text:style-name="T6"><text:line-break/></text:span><text:span text:style-name="T6"> <text:s text:c="3"/>}</text:span><text:span text:style-name="T6"><text:line-break/></text:span><text:span text:style-name="T6"> <text:s text:c="3"/>addr, err := c.selector.PickServer(key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return </text:span><text:span text:style-name="T6">fn(addr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cm" svg:height="2.3cm" draw:transform="skewX (-0.00209439510239319) rotate (-0.00209439510239331) translate (4.2cm 16.277cm)">
          <text:p text:style-name="P3"><text:span text:style-name="T19"><text:line-break/></text:span><text:span text:style-name="T3">func </text:span><text:span text:style-name="T4">(c *Client) withAddrRw(addr net.Addr, fn </text:span><text:span text:style-name="T3">func</text:span><text:span text:style-name="T6">(*bufio.ReadWriter) error) (err error) {</text:span><text:span text:style-name="T6"><text:line-break/></text:span><text:span text:style-name="T6"> <text:s text:c="3"/>cn, err := c.getConn(addr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defer </text:span><text:span text:style-name="T6">cn.condRelease(&amp;err)</text:span><text:span text:style-name="T6"><text:line-break/></text:span><text:span text:style-name="T4"> <text:s text:c="3"/></text:span><text:span text:style-name="T3">return </text:span><text:span text:style-name="T6">fn(cn.rw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1.5cm" svg:height="2.788cm" draw:transform="skewX (-0.0020943951023932) rotate (-0.00209439510239331) translate (15.4cm 5.7cm)">
          <text:p text:style-name="P3"><text:span text:style-name="T3">func </text:span><text:span text:style-name="T4">writeReadLine(rw *bufio.ReadWriter, format string, args ...</text:span><text:span text:style-name="T3">interface</text:span><text:span text:style-name="T6">{}) ([]byte, error) {</text:span><text:span text:style-name="T6"><text:line-break/></text:span><text:span text:style-name="T6"> <text:s text:c="3"/>_, err := fmt.Fprintf(rw, format, args...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if </text:span><text:span text:style-name="T6">err := rw.Flush(); 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err</text:span><text:span text:style-name="T6"><text:line-break/></text:span><text:span text:style-name="T6"> <text:s text:c="3"/>}</text:span><text:span text:style-name="T6"><text:line-break/></text:span><text:span text:style-name="T4"> <text:s text:c="3"/>line, err := rw.ReadSlice(</text:span><text:span text:style-name="T7">'\n'</text:span><text:span text:style-name="T6">)</text:span><text:span text:style-name="T6"><text:line-break/></text:span><text:span text:style-name="T4"> <text:s text:c="3"/></text:span><text:span text:style-name="T3">return </text:span><text:span text:style-name="T6">line, err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4cm" svg:y1="7.3cm" svg:x2="7.2cm" svg:y2="13.5cm">
          <text:p/>
        </draw:line>
        <draw:line draw:style-name="gr6" draw:text-style-name="P7" draw:layer="layout" svg:x1="9.4cm" svg:y1="7.4cm" svg:x2="16.4cm" svg:y2="6.1cm">
          <text:p/>
        </draw:line>
        <draw:line draw:style-name="gr6" draw:text-style-name="P7" draw:layer="layout" svg:x1="7cm" svg:y1="13.8cm" svg:x2="-3cm" svg:y2="11.7cm">
          <text:p/>
        </draw:line>
        <draw:line draw:style-name="gr6" draw:text-style-name="P7" draw:layer="layout" svg:x1="-3.1cm" svg:y1="12.4cm" svg:x2="-11.8cm" svg:y2="9.7cm">
          <text:p/>
        </draw:line>
        <draw:line draw:style-name="gr6" draw:text-style-name="P7" draw:layer="layout" svg:x1="7.4cm" svg:y1="14.1cm" svg:x2="7.1cm" svg:y2="16.7cm">
          <text:p/>
        </draw:line>
        <draw:line draw:style-name="gr6" draw:text-style-name="P7" draw:layer="layout" svg:x1="6.3cm" svg:y1="16.9cm" svg:x2="-1.1cm" svg:y2="19.8cm">
          <text:p/>
        </draw:line>
        <draw:line draw:style-name="gr6" draw:text-style-name="P7" draw:layer="layout" svg:x1="7.1cm" svg:y1="18cm" svg:x2="10.1cm" svg:y2="20.4cm">
          <text:p/>
        </draw:line>
        <draw:line draw:style-name="gr6" draw:text-style-name="P7" draw:layer="layout" svg:x1="-0.6cm" svg:y1="20.9cm" svg:x2="9.6cm" svg:y2="23.5cm">
          <text:p/>
        </draw:line>
        <draw:line draw:style-name="gr6" draw:text-style-name="P7" draw:layer="layout" svg:x1="-1.1cm" svg:y1="24.1cm" svg:x2="9.3cm" svg:y2="23.4cm">
          <text:p/>
        </draw:line>
        <draw:line draw:style-name="gr6" draw:text-style-name="P7" draw:layer="layout" svg:x1="-1.7cm" svg:y1="20.2cm" svg:x2="-5.6cm" svg:y2="15.4cm">
          <text:p/>
        </draw:line>
        <draw:line draw:style-name="gr6" draw:text-style-name="P7" draw:layer="layout" svg:x1="-3.9cm" svg:y1="13.3cm" svg:x2="5.7cm" svg:y2="14cm">
          <text:p/>
        </draw:line>
        <draw:custom-shape draw:style-name="gr12" draw:text-style-name="P10" draw:layer="layout" svg:width="1.3cm" svg:height="1cm" svg:x="3.3cm" svg:y="12.1cm">
          <text:p text:style-name="P1"><text:span text:style-name="T1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-7.9cm" svg:y="10.3cm">
          <text:p text:style-name="P1"><text:span text:style-name="T1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0.1cm" svg:y="12.8cm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6.3cm" svg:y="14.9cm">
          <text:p text:style-name="P1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1.4cm" svg:y="17.5cm">
          <text:p text:style-name="P1"><text:span text:style-name="T1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-2.9cm" svg:y="18.6cm">
          <text:p text:style-name="P1"><text:span text:style-name="T1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.5cm" svg:y1="18cm" svg:x2="12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1:12:18.440846888</meta:creation-date>
    <dc:date>2018-12-21T10:30:59.855120628</dc:date>
    <meta:editing-duration>PT40M22S</meta:editing-duration>
    <meta:editing-cycles>15</meta:editing-cycles>
    <meta:generator>LibreOffice/6.1.2.1$Linux_X86_64 LibreOffice_project/10$Build-1</meta:generator>
    <meta:document-statistic meta:object-count="44"/>
  </office:meta>
</office:document-meta>
</file>